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b2df7" officeooo:paragraph-rsid="002b2df7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f9ce0" officeooo:paragraph-rsid="002f9ce0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197dac" officeooo:paragraph-rsid="00197dac"/>
    </style:style>
    <style:style style:name="P12" style:family="paragraph" style:parent-style-name="Table_20_Contents" style:list-style-name="L1">
      <style:text-properties style:font-name="Arial" officeooo:rsid="002f9ce0" officeooo:paragraph-rsid="002f9ce0"/>
    </style:style>
    <style:style style:name="P13" style:family="paragraph" style:parent-style-name="Table_20_Contents" style:list-style-name="L3">
      <style:text-properties style:font-name="Arial" officeooo:rsid="002f9ce0" officeooo:paragraph-rsid="002f9ce0"/>
    </style:style>
    <style:style style:name="P14" style:family="paragraph" style:parent-style-name="Table_20_Contents" style:list-style-name="L4">
      <style:text-properties style:font-name="Arial" officeooo:rsid="002f9ce0" officeooo:paragraph-rsid="002f9ce0"/>
    </style:style>
    <style:style style:name="P15" style:family="paragraph" style:parent-style-name="Table_20_Contents" style:list-style-name="L5">
      <style:text-properties style:font-name="Arial" officeooo:rsid="002f9ce0" officeooo:paragraph-rsid="002f9ce0"/>
    </style:style>
    <style:style style:name="P16" style:family="paragraph" style:parent-style-name="Table_20_Contents" style:list-style-name="L2">
      <style:text-properties style:font-name="Arial" officeooo:rsid="002b2df7" officeooo:paragraph-rsid="002b2df7"/>
    </style:style>
    <style:style style:name="P17" style:family="paragraph" style:parent-style-name="Table_20_Contents" style:list-style-name="L5">
      <style:text-properties style:font-name="Arial" officeooo:rsid="0021fe20" officeooo:paragraph-rsid="0021fe20"/>
    </style:style>
    <style:style style:name="P18" style:family="paragraph" style:parent-style-name="Footer">
      <style:text-properties officeooo:paragraph-rsid="002ffdce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fo:font-weight="bold" officeooo:rsid="002f9ce0" style:font-weight-asian="bold" style:font-weight-complex="bold"/>
    </style:style>
    <style:style style:name="T5" style:family="text">
      <style:text-properties officeooo:rsid="0020c121"/>
    </style:style>
    <style:style style:name="T6" style:family="text">
      <style:text-properties officeooo:rsid="002b2df7"/>
    </style:style>
    <style:style style:name="T7" style:family="text">
      <style:text-properties officeooo:rsid="002f9ce0"/>
    </style:style>
    <style:style style:name="T8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5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5">Screencast with slides</text:span></text:p>
            <text:p text:style-name="P2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<text:span text:style-name="T7">5</text:span></text:p>
          </table:table-cell>
          <table:table-cell table:style-name="Tabelle1.C2" office:value-type="string">
            <text:list xml:id="list8811486635852521837" text:style-name="L1">
              <text:list-item>
                <text:p text:style-name="P11">Welcome to Module <text:span text:style-name="T7">5</text:span></text:p>
              </text:list-item>
              <text:list-item>
                <text:p text:style-name="P12"><text:span text:style-name="T6">I</text:span>n this module we will see how we can use procedures and functions to structure and modularize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Sample solution</text:p>
            <text:p text:style-name="P7">to Assignment <text:span text:style-name="T7">4</text:span></text:p>
          </table:table-cell>
          <table:table-cell table:style-name="Tabelle1.C3" office:value-type="string">
            <text:list xml:id="list16443111041765318" text:style-name="L2">
              <text:list-item>
                <text:p text:style-name="P16">At first we walk through a sample solution to Assignment <text:span text:style-name="T7">4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8">Procedures</text:p>
          </table:table-cell>
          <table:table-cell table:style-name="Tabelle1.C4" office:value-type="string">
            <text:list xml:id="list2951372216151622420" text:style-name="L3">
              <text:list-item>
                <text:p text:style-name="P13">A procedure or sub program is a way to modularize a program program and make parts of your program reusab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8">Functions</text:p>
          </table:table-cell>
          <table:table-cell table:style-name="Tabelle1.C5" office:value-type="string">
            <text:list xml:id="list1605715426861025837" text:style-name="L4">
              <text:list-item>
                <text:p text:style-name="P14">Functions are similar to procedures, but they are more like mathematical functions: you provide a parameter, then the function performs a computation and returns a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7">Coding session</text:p>
          </table:table-cell>
          <table:table-cell table:style-name="Tabelle1.C6" office:value-type="string">
            <text:list xml:id="list3676349112864776404" text:style-name="L5">
              <text:list-item>
                <text:p text:style-name="P15">In the coding session we will create some procedures and func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6</text:p>
          </table:table-cell>
          <table:table-cell table:style-name="Tabelle1.A2" office:value-type="string">
            <text:p text:style-name="P4">Finally</text:p>
          </table:table-cell>
          <table:table-cell table:style-name="Tabelle1.C7" office:value-type="string">
            <text:list xml:id="list211426177842658" text:continue-numbering="true" text:style-name="L5">
              <text:list-item>
                <text:p text:style-name="P17">Finally we wrap up what we learned in this module and look at the assignment.</text:p>
              </text:list-item>
              <text:list-item>
                <text:p text:style-name="P17">Module ends with the quiz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ffdce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8M44S</meta:editing-duration>
    <meta:editing-cycles>19</meta:editing-cycles>
    <meta:generator>LibreOffice/5.1.2.2$Windows_x86 LibreOffice_project/d3bf12ecb743fc0d20e0be0c58ca359301eb705f</meta:generator>
    <dc:date>2017-08-07T21:14:24.855000000</dc:date>
    <meta:document-statistic meta:table-count="2" meta:image-count="1" meta:object-count="0" meta:page-count="1" meta:paragraph-count="29" meta:word-count="167" meta:character-count="969" meta:non-whitespace-character-count="790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